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Hadoop Architecture Fundamentals</text:p>
            <text:p><text:span text:style-name="T1">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6T16:20:20.117132943</meta:creation-date>
    <meta:editing-duration>P0D</meta:editing-duration>
    <meta:editing-cycles>2</meta:editing-cycles>
    <dc:date>2013-11-26T16:21:02.692760291</dc:date>
    <meta:document-statistic meta:object-count="24"/>
    <meta:generator>LibreOffice/4.1.2.3$Linux_x86 LibreOffice_project/410m0$Build-3</meta:generator>
  </office:meta>
</office:document-meta>
</file>